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42.896cm"/>
    </style:style>
    <style:style style:name="co3" style:family="table-column">
      <style:table-column-properties fo:break-before="auto" style:column-width="7.876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6.131cm"/>
    </style:style>
    <style:style style:name="co6" style:family="table-column">
      <style:table-column-properties fo:break-before="auto" style:column-width="4.9cm"/>
    </style:style>
    <style:style style:name="co7" style:family="table-column">
      <style:table-column-properties fo:break-before="auto" style:column-width="13.674cm"/>
    </style:style>
    <style:style style:name="co8" style:family="table-column">
      <style:table-column-properties fo:break-before="auto" style:column-width="12.571cm"/>
    </style:style>
    <style:style style:name="co9" style:family="table-column">
      <style:table-column-properties fo:break-before="auto" style:column-width="3.976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23.29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1">
          <table:table-cell table:style-name="ce1" office:value-type="string" calcext:value-type="string">
            <text:p>einrichtung</text:p>
          </table:table-cell>
          <table:table-cell table:style-name="ce1" office:value-type="string" calcext:value-type="string">
            <text:p>inhalte</text:p>
          </table:table-cell>
          <table:table-cell table:style-name="ce1" office:value-type="string" calcext:value-type="string">
            <text:p>lehrend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lv.typ</text:p>
          </table:table-cell>
          <table:table-cell table:style-name="ce1" office:value-type="string" calcext:value-type="string">
            <text:p>stadt</text:p>
          </table:table-cell>
          <table:table-cell table:style-name="ce1" office:value-type="string" calcext:value-type="string">
            <text:p>studiengang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zielgruppe</text:p>
          </table:table-cell>
          <table:table-cell table:style-name="ce1" office:value-type="string" calcext:value-type="string">
            <text:p>sem</text:p>
          </table:table-cell>
          <table:table-cell table:style-name="ce1" office:value-type="string" calcext:value-type="string">
            <text:p>dat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Ã¤t Augsburg</text:p>
          </table:table-cell>
          <table:table-cell table:style-name="ce1" office:value-type="string" calcext:value-type="string">
            <text:p>3D-Modellierung, Software und Tools, Visualisierung, GIS, Bildbearbeitung, Digitale Dokumentation, Dig. Methoden &amp; Theorien, 3D</text:p>
          </table:table-cell>
          <table:table-cell table:style-name="ce1" office:value-type="string" calcext:value-type="string">
            <text:p>Bettineschi, Cinzia</text:p>
          </table:table-cell>
          <table:table-cell table:style-name="ce1" office:value-type="string" calcext:value-type="string">
            <text:p>https://digicampus.uni-augsburg.de/dispatch.php/course/overview?cid=1a942d426ef951ec51362d5f9e31f42a</text:p>
          </table:table-cell>
          <table:table-cell table:style-name="ce1" office:value-type="string" calcext:value-type="string">
            <text:p>Ã?bung</text:p>
          </table:table-cell>
          <table:table-cell table:style-name="ce1" office:value-type="string" calcext:value-type="string">
            <text:p>Augsburg</text:p>
          </table:table-cell>
          <table:table-cell table:style-name="ce1" office:value-type="string" calcext:value-type="string">
            <text:p>Kunst- und Kulturgeschichte</text:p>
          </table:table-cell>
          <table:table-cell table:style-name="ce1" office:value-type="string" calcext:value-type="string">
            <text:p>Analysing archaeological Object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augsburg_analysingarchaeologicalobject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FU Berlin</text:p>
          </table:table-cell>
          <table:table-cell table:style-name="ce1" office:value-type="string" calcext:value-type="string">
            <text:p>GIS</text:p>
          </table:table-cell>
          <table:table-cell table:style-name="ce1" office:value-type="string" calcext:value-type="string">
            <text:p>Roth, Georg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BA Altertumswissenschaften</text:p>
          </table:table-cell>
          <table:table-cell table:style-name="ce1" office:value-type="string" calcext:value-type="string">
            <text:p>Einführung in QGI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_QGISeinführu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FU Berlin</text:p>
          </table:table-cell>
          <table:table-cell table:style-name="ce1" office:value-type="string" calcext:value-type="string">
            <text:p>Statistik, Datenanalyse</text:p>
          </table:table-cell>
          <table:table-cell table:style-name="ce1" office:value-type="string" calcext:value-type="string">
            <text:p>Roth, Georg</text:p>
          </table:table-cell>
          <table:table-cell table:style-name="ce1" office:value-type="string" calcext:value-type="string">
            <text:p>NA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BA Altertumswissenschaften</text:p>
          </table:table-cell>
          <table:table-cell table:style-name="ce1" office:value-type="string" calcext:value-type="string">
            <text:p>Statistik Einführung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_STATISTIKeinführu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Humboldt-Universität zu Berlin</text:p>
          </table:table-cell>
          <table:table-cell table:style-name="ce1" office:value-type="string" calcext:value-type="string">
            <text:p>Software und Tools, Online-Ressourcen, Visualisierung, GIS, Digitale Dokumentation, Dig. Methoden &amp; Theorien, Digitale Ressourcen, Metadaten, Datenbanken, Digitale Datenauswertung, Digitalisierung</text:p>
          </table:table-cell>
          <table:table-cell table:style-name="ce1" office:value-type="string" calcext:value-type="string">
            <text:p>Muth, Susanne / Mariaschk, Dirk</text:p>
          </table:table-cell>
          <table:table-cell table:style-name="ce1" office:value-type="string" calcext:value-type="string">
            <text:p>https://agnes.hu-berlin.de/lupo/rds?state=verpublish&amp;status=init&amp;vmfile=no&amp;publishid=218887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Klassiche Archäologie</text:p>
          </table:table-cell>
          <table:table-cell table:style-name="ce1" office:value-type="string" calcext:value-type="string">
            <text:p>Digitale Topographie des antiken Rom: Erfassung, Verwaltung und Präsentation von räumlichen Daten (GIS)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digitaletopographiedesantikenromerfassungverwaltungundpräsentationvo räumlichendat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Humboldt-Universität zu Berlin</text:p>
          </table:table-cell>
          <table:table-cell table:style-name="ce1" office:value-type="string" calcext:value-type="string">
            <text:p>Software und Tools, Online-Ressourcen, Visualisierung, GIS, Digitale Dokumentation, Dig. Methoden &amp; Theorien, Digitale Ressourcen, Metadaten, Datenbanken, Digitale Datenauswertung, Digitalisierung</text:p>
          </table:table-cell>
          <table:table-cell table:style-name="ce1" office:value-type="string" calcext:value-type="string">
            <text:p>Muth, Susanne</text:p>
          </table:table-cell>
          <table:table-cell table:style-name="ce1" office:value-type="string" calcext:value-type="string">
            <text:p>https://agnes.hu-berlin.de/lupo/rds?state=verpublish&amp;status=init&amp;vmfile=no&amp;publishid=218884&amp;moduleCall=webInfo&amp;publishConfFile=webInfo&amp;publishSubDir=veranstaltung</text:p>
          </table:table-cell>
          <table:table-cell table:style-name="ce1" office:value-type="string" calcext:value-type="string">
            <text:p>Vorles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Klassiche Archäologie</text:p>
          </table:table-cell>
          <table:table-cell table:style-name="ce1" office:value-type="string" calcext:value-type="string">
            <text:p>Digitale Topographie des antiken Rom: Erfassung, Verwaltung und Präsentation von räumlichen Daten (GIS)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digitaletopographiedesantikenromerfassungverwaltungundpräsentationvonräumlichendaten_gis_vl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Humboldt-Universität zu Berlin</text:p>
          </table:table-cell>
          <table:table-cell table:style-name="ce1" office:value-type="string" calcext:value-type="string">
            <text:p>Software und Tools, Online-Ressourcen, Visualisierung, GIS, Digitale Dokumentation, Dig. Methoden &amp; Theorien, Digitale Ressourcen, Metadaten, Datenbanken, Digitale Datenauswertung, Digitalisierung</text:p>
          </table:table-cell>
          <table:table-cell table:style-name="ce1" office:value-type="string" calcext:value-type="string">
            <text:p>Muth, Susanne / Mariaschk, Dirk</text:p>
          </table:table-cell>
          <table:table-cell table:style-name="ce1" office:value-type="string" calcext:value-type="string">
            <text:p>https://agnes.hu-berlin.de/lupo/rds?state=verpublish&amp;status=init&amp;vmfile=no&amp;publishid=218891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Klassiche Archäologie</text:p>
          </table:table-cell>
          <table:table-cell table:style-name="ce1" office:value-type="string" calcext:value-type="string">
            <text:p>Digitale Topographie des antiken Rom: Erfassung, Verwaltung und Präsentation von räumlichen Daten (GIS)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digitaletopographiedesantikenromerfassungverwaltungundpräsentationvonräumlichendateng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Humboldt-Universität zu Berlin</text:p>
          </table:table-cell>
          <table:table-cell table:style-name="ce1" office:value-type="string" calcext:value-type="string">
            <text:p>Software und Tools, Visualisierung, Bildbearbeitung, Digitale Dokumentation, Dig. Methoden &amp; Theorien, Fotografie, Digitale Ressourcen, Archivierung, Metadaten, Datenbanken, Digitalisierung</text:p>
          </table:table-cell>
          <table:table-cell table:style-name="ce1" office:value-type="string" calcext:value-type="string">
            <text:p>Henning, Agnes</text:p>
          </table:table-cell>
          <table:table-cell table:style-name="ce1" office:value-type="string" calcext:value-type="string">
            <text:p>https://agnes.hu-berlin.de/lupo/rds?state=verpublish&amp;status=init&amp;vmfile=no&amp;publishid=218879&amp;moduleCall=webInfo&amp;publishConfFile=webInfo&amp;publishSubDir=veranstaltung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Klassische Archäologie</text:p>
          </table:table-cell>
          <table:table-cell table:style-name="ce1" office:value-type="string" calcext:value-type="string">
            <text:p>Griechische Keramik: Bestimmen und Dokumentier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griechischeKeramikbestimmenunddokumentier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Freie Universität Berlin</text:p>
          </table:table-cell>
          <table:table-cell table:style-name="ce1" office:value-type="string" calcext:value-type="string">
            <text:p>Koordinaten- und Höhensysteme, Absteckungen, AufmaÃ?e, Umgang mit Nivelliergeräten und Tachymetern , Vermessungstechniken mit UAV, Differenzial-GPS, 3D-Photogrammetrie</text:p>
          </table:table-cell>
          <table:table-cell table:style-name="ce1" office:value-type="string" calcext:value-type="string">
            <text:p>Felix Wolter</text:p>
          </table:table-cell>
          <table:table-cell table:style-name="ce1" office:value-type="string" calcext:value-type="string">
            <text:p>www.fu-berlin.de/vv/de/lv/860844?m=1427775&amp;pc=843597&amp;sm=814672</text:p>
          </table:table-cell>
          <table:table-cell table:style-name="ce1" office:value-type="string" calcext:value-type="string">
            <text:p>Seminarischer Untericht</text:p>
          </table:table-cell>
          <table:table-cell table:style-name="ce1" office:value-type="string" calcext:value-type="string">
            <text:p>Berlin</text:p>
          </table:table-cell>
          <table:table-cell table:style-name="ce1" office:value-type="string" calcext:value-type="string">
            <text:p>Vorderasiatische ArchÃ¤ologie</text:p>
          </table:table-cell>
          <table:table-cell table:style-name="ce1" office:value-type="string" calcext:value-type="string">
            <text:p>Praktische Vermessungstechniken in der Vorderasiatischen ArchÃ¤ologie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erlin_Praktische Vermessungstechnik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Ruhr-Universität Bochum</text:p>
          </table:table-cell>
          <table:table-cell table:style-name="ce1" office:value-type="string" calcext:value-type="string">
            <text:p>Software &amp; Tools, DatenprÃ¤sentation, Visualisierung</text:p>
          </table:table-cell>
          <table:table-cell table:style-name="ce1" office:value-type="string" calcext:value-type="string">
            <text:p>Haubenthal, Clarissa</text:p>
          </table:table-cell>
          <table:table-cell table:style-name="ce1" office:value-type="string" calcext:value-type="string">
            <text:p>https://www.ruhr-uni-bochum.de/archaeologie/vvaktuell.html.de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ochum</text:p>
          </table:table-cell>
          <table:table-cell table:style-name="ce1" office:value-type="string" calcext:value-type="string">
            <text:p>Archäologische Wissenschaften, Optionalbereich</text:p>
          </table:table-cell>
          <table:table-cell table:style-name="ce1" office:value-type="string" calcext:value-type="string">
            <text:p>Bilder, Text und Seiten digital editier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ochum_bildertextundseitendigitaleditier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Ruhr-Universität Bochum</text:p>
          </table:table-cell>
          <table:table-cell table:style-name="ce1" office:value-type="string" calcext:value-type="string">
            <text:p>Software &amp; Tools, DatenprÃ¤sentation, Visualisierung</text:p>
          </table:table-cell>
          <table:table-cell table:style-name="ce1" office:value-type="string" calcext:value-type="string">
            <text:p>Haubenthal, Clarissa</text:p>
          </table:table-cell>
          <table:table-cell table:style-name="ce1" office:value-type="string" calcext:value-type="string">
            <text:p>https://www.ruhr-uni-bochum.de/archaeologie/vvaktuell.html.de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Bochum</text:p>
          </table:table-cell>
          <table:table-cell table:style-name="ce1" office:value-type="string" calcext:value-type="string">
            <text:p>Archäologische Wissenschaften, Optionalbereich</text:p>
          </table:table-cell>
          <table:table-cell table:style-name="ce1" office:value-type="string" calcext:value-type="string">
            <text:p>Bilder, Text und Seiten digital gestalt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bochum_bildertextundseitendigitalgestalt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oethe-Universität</text:p>
          </table:table-cell>
          <table:table-cell table:style-name="ce1" office:value-type="string" calcext:value-type="string">
            <text:p>Online-Ressourcen, Internet</text:p>
          </table:table-cell>
          <table:table-cell table:style-name="ce1" office:value-type="string" calcext:value-type="string">
            <text:p>Magnavita, Sonja; unter Mitarbeit von Puerta-Schardt, Juan-Marco </text:p>
          </table:table-cell>
          <table:table-cell table:style-name="ce1" office:value-type="string" calcext:value-type="string">
            <text:p>https://qis.server.uni-frankfurt.de/qisserver/rds?state=verpublish&amp;status=init&amp;vmfile=no&amp;publishid=378956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Frankfurt</text:p>
          </table:table-cell>
          <table:table-cell table:style-name="ce1" office:value-type="string" calcext:value-type="string">
            <text:p>Archäologische Wissenschaften; Vor- und Frühgeschichtliche Archäologie</text:p>
          </table:table-cell>
          <table:table-cell table:style-name="ce1" office:value-type="string" calcext:value-type="string">
            <text:p>Archäologie und soziale Medie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frankfurt_archäologieundsozialemedi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Photogrammetrie, Software und Tools, 3D Scan, Digitalisierung</text:p>
          </table:table-cell>
          <table:table-cell table:style-name="ce1" office:value-type="string" calcext:value-type="string">
            <text:p>Langer, Thorben</text:p>
          </table:table-cell>
          <table:table-cell table:style-name="ce1" office:value-type="string" calcext:value-type="string">
            <text:p>https://ecampus.uni-goettingen.de:443/h1/pages/startFlow.xhtml?_flowId=detailView-flow&amp;unitId=58843&amp;periodId=272&amp;navigationPosition=courseoverviewShow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3D Digitisation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3DDigitisatio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Software und Tools, Dig. Methoden &amp; Theorien, 3D, Archivierung, Metadaten</text:p>
          </table:table-cell>
          <table:table-cell table:style-name="ce1" office:value-type="string" calcext:value-type="string">
            <text:p>Langner, Martin</text:p>
          </table:table-cell>
          <table:table-cell table:style-name="ce1" office:value-type="string" calcext:value-type="string">
            <text:p>https://ecampus.uni-goettingen.de:443/h1/pages/startFlow.xhtml?_flowId=detailView-flow&amp;unitId=58842&amp;periodId=272&amp;navigationPosition=courseoverviewShow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3D Edition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3DEditions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3D-Modellierung, Software und Tools, 3D</text:p>
          </table:table-cell>
          <table:table-cell table:style-name="ce1" office:value-type="string" calcext:value-type="string">
            <text:p>Schrötke, Lena</text:p>
          </table:table-cell>
          <table:table-cell table:style-name="ce1" office:value-type="string" calcext:value-type="string">
            <text:p>https://ecampus.uni-goettingen.de:443/h1/pages/startFlow.xhtml?_flowId=detailView-flow&amp;unitId=58837&amp;periodId=272&amp;navigationPosition=courseoverviewShow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Blender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Blender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3D-Modellierung, Photogrammetrie, Software und Tools, Spatial Analysis, Bildbearbeitung, Dig. Methoden &amp; Theorien, Digital Humanities, Digitale Datenauswertung, Digitalisierung</text:p>
          </table:table-cell>
          <table:table-cell table:style-name="ce1" office:value-type="string" calcext:value-type="string">
            <text:p>Langner, Martin</text:p>
          </table:table-cell>
          <table:table-cell table:style-name="ce1" office:value-type="string" calcext:value-type="string">
            <text:p>https://ecampus.uni-goettingen.de:443/h1/pages/startFlow.xhtml?_flowId=detailView-flow&amp;unitId=4491&amp;periodId=272&amp;navigationPosition=courseoverviewShow</text:p>
          </table:table-cell>
          <table:table-cell table:style-name="ce1" office:value-type="string" calcext:value-type="string">
            <text:p>Vorles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Einführung in die Digitale Bild- und Objektwissenschaft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EinführungindieBildundObjektwissenschaft_vl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Spatial Analysis, GIS, Dig. Methoden &amp; Theorien</text:p>
          </table:table-cell>
          <table:table-cell table:style-name="ce1" office:value-type="string" calcext:value-type="string">
            <text:p>Langner, Martin</text:p>
          </table:table-cell>
          <table:table-cell table:style-name="ce1" office:value-type="string" calcext:value-type="string">
            <text:p>https://ecampus.uni-goettingen.de:443/h1/pages/startFlow.xhtml?_flowId=detailView-flow&amp;unitId=58839&amp;periodId=272&amp;navigationPosition=courseoverviewShow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Historische Quellen kartier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HistorischeQuellenkartier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Software und Tools, GIS</text:p>
          </table:table-cell>
          <table:table-cell table:style-name="ce1" office:value-type="string" calcext:value-type="string">
            <text:p>Surjadi, Hanna</text:p>
          </table:table-cell>
          <table:table-cell table:style-name="ce1" office:value-type="string" calcext:value-type="string">
            <text:p>https://ecampus.uni-goettingen.de:443/h1/pages/startFlow.xhtml?_flowId=detailView-flow&amp;unitId=60105&amp;periodId=272&amp;navigationPosition=courseoverviewShow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Regesten digital kartier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Regestendigitalkartier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Georg-August-Universität Göttingen</text:p>
          </table:table-cell>
          <table:table-cell table:style-name="ce1" office:value-type="string" calcext:value-type="string">
            <text:p>Spatial Analysis, GIS, Digitale Datenauswertung</text:p>
          </table:table-cell>
          <table:table-cell table:style-name="ce1" office:value-type="string" calcext:value-type="string">
            <text:p>Störiko, Johanna</text:p>
          </table:table-cell>
          <table:table-cell table:style-name="ce1" office:value-type="string" calcext:value-type="string">
            <text:p>https://ecampus.uni-goettingen.de:443/h1/pages/startFlow.xhtml?_flowId=detailView-flow&amp;unitId=58845&amp;periodId=272&amp;navigationPosition=courseoverviewShow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Göttingen</text:p>
          </table:table-cell>
          <table:table-cell table:style-name="ce1" office:value-type="string" calcext:value-type="string">
            <text:p>Digital Humanities</text:p>
          </table:table-cell>
          <table:table-cell table:style-name="ce1" office:value-type="string" calcext:value-type="string">
            <text:p>Spatial Modelin with QGIS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Göttingen_SpatialAnalysiswithQG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Hamburg</text:p>
          </table:table-cell>
          <table:table-cell table:style-name="ce1" office:value-type="string" calcext:value-type="string">
            <text:p>Software und Tools, GIS, Geophysik, CAD, Digitale Datenauswertung, Digitale Dokumentation, Fotografie, Digitale Vermessung</text:p>
          </table:table-cell>
          <table:table-cell table:style-name="ce1" office:value-type="string" calcext:value-type="string">
            <text:p>Nikola Babucic, Martina Seifert</text:p>
          </table:table-cell>
          <table:table-cell table:style-name="ce1" office:value-type="string" calcext:value-type="string">
            <text:p>https://www.kulturwissenschaften.uni-hamburg.de/ka/pdfetc/vorles/2024-ss.pdf</text:p>
          </table:table-cell>
          <table:table-cell table:style-name="ce1" office:value-type="string" calcext:value-type="string">
            <text:p>Exkursion/Übung</text:p>
          </table:table-cell>
          <table:table-cell table:style-name="ce1" office:value-type="string" calcext:value-type="string">
            <text:p>Hamburg</text:p>
          </table:table-cell>
          <table:table-cell table:style-name="ce1" office:value-type="string" calcext:value-type="string">
            <text:p>Klassische Archäologie </text:p>
          </table:table-cell>
          <table:table-cell table:style-name="ce1" office:value-type="string" calcext:value-type="string">
            <text:p>'Fieldschool Xanten: Geophysikalische Prospektionen'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hamburg_fieldschoolxant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Heidelberg</text:p>
          </table:table-cell>
          <table:table-cell table:style-name="ce1" office:value-type="string" calcext:value-type="string">
            <text:p>3D-Modellierung, Software und Tools, Visualisierung, 3D</text:p>
          </table:table-cell>
          <table:table-cell table:style-name="ce1" office:value-type="string" calcext:value-type="string">
            <text:p>Süß, Jürgen</text:p>
          </table:table-cell>
          <table:table-cell table:style-name="ce1" office:value-type="string" calcext:value-type="string">
            <text:p>https://www.uni-heidelberg.de/md/zaw/klarch/studium/lehre-im-sose24_aushangversion.pdf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Heidelberg</text:p>
          </table:table-cell>
          <table:table-cell table:style-name="ce1" office:value-type="string" calcext:value-type="string">
            <text:p>Klassische Archäologie</text:p>
          </table:table-cell>
          <table:table-cell table:style-name="ce1" office:value-type="string" calcext:value-type="string">
            <text:p>3D-Computerrekonstruktio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heidelberg_3d-computerrekonstruktio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ristian-Albrechts-Universität zu Kiel</text:p>
          </table:table-cell>
          <table:table-cell table:style-name="ce1" office:value-type="string" calcext:value-type="string">
            <text:p>Software und Tools, Digitale Dokumentation, Digitale Ressourcen, Archivierung, Metadaten, Datenbanken, Digitalisierung</text:p>
          </table:table-cell>
          <table:table-cell table:style-name="ce1" office:value-type="string" calcext:value-type="string">
            <text:p>Rinne, Christoph</text:p>
          </table:table-cell>
          <table:table-cell table:style-name="ce1"/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iel</text:p>
          </table:table-cell>
          <table:table-cell table:style-name="ce1" office:value-type="string" calcext:value-type="string">
            <text:p>Prähistorische und Historische Archäologie</text:p>
          </table:table-cell>
          <table:table-cell table:style-name="ce1" office:value-type="string" calcext:value-type="string">
            <text:p>Ausgrabung einer Ausgrabung (Arbeitstitel)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iel_ausgrabungdigital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ristian-Albrechts-Universität zu Kiel</text:p>
          </table:table-cell>
          <table:table-cell table:style-name="ce1" office:value-type="string" calcext:value-type="string">
            <text:p>Datenbanken</text:p>
          </table:table-cell>
          <table:table-cell table:style-name="ce1" office:value-type="string" calcext:value-type="string">
            <text:p>Rinne, Christoph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iel</text:p>
          </table:table-cell>
          <table:table-cell table:style-name="ce1" office:value-type="string" calcext:value-type="string">
            <text:p>Prähistorische und Historische Archäologie</text:p>
          </table:table-cell>
          <table:table-cell table:style-name="ce1" office:value-type="string" calcext:value-type="string">
            <text:p>Datenbanken: Grundlagen und konkrete Anwendungen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iel_datenbank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ristian-Albrechts-Universität zu Kiel</text:p>
          </table:table-cell>
          <table:table-cell table:style-name="ce1" office:value-type="string" calcext:value-type="string">
            <text:p>Software und Tools, GIS, Digitale Dokumentation, Datenbanken, Digitale Datenauswertung</text:p>
          </table:table-cell>
          <table:table-cell table:style-name="ce1" office:value-type="string" calcext:value-type="string">
            <text:p>Rinne, Christoph</text:p>
          </table:table-cell>
          <table:table-cell table:style-name="ce1"/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iel</text:p>
          </table:table-cell>
          <table:table-cell table:style-name="ce1" office:value-type="string" calcext:value-type="string">
            <text:p>Prähistorische und Historische Archäologie</text:p>
          </table:table-cell>
          <table:table-cell table:style-name="ce1" office:value-type="string" calcext:value-type="string">
            <text:p>Von digitalen Ausgrabungsdaten zur wissenschaftlichen Auswertung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iel_digitaleauswertu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ristian-Albrechts-Universität zu Kiel</text:p>
          </table:table-cell>
          <table:table-cell table:style-name="ce1" office:value-type="string" calcext:value-type="string">
            <text:p>Digitale Datenauswertung</text:p>
          </table:table-cell>
          <table:table-cell table:style-name="ce1" office:value-type="string" calcext:value-type="string">
            <text:p>Nakoinz, Oliver</text:p>
          </table:table-cell>
          <table:table-cell table:style-name="ce1" office:value-type="string" calcext:value-type="string">
            <text:p/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Kiel</text:p>
          </table:table-cell>
          <table:table-cell table:style-name="ce1" office:value-type="string" calcext:value-type="string">
            <text:p>Prähistorische und Historische Archäologie</text:p>
          </table:table-cell>
          <table:table-cell table:style-name="ce1" office:value-type="string" calcext:value-type="string">
            <text:p>Quantitative Archäologie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iel_quantitativearchaeologie_vl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3D-Modellierung, Spatial Analysis, Visualisierung, Zeichnen, GIS, CAD, Digitale Dokumentation, 3D</text:p>
          </table:table-cell>
          <table:table-cell table:style-name="ce1" office:value-type="string" calcext:value-type="string">
            <text:p>Hageneuer, Sebastian </text:p>
          </table:table-cell>
          <table:table-cell table:style-name="ce1" office:value-type="string" calcext:value-type="string">
            <text:p>https://klips2.uni-koeln.de/co/pl/ui/$ctx;design=pl;header=max;lang=DE/wbLv.wbShowLVDetail?pStpSpNr=460089</text:p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logie und Archäoinformatik SM, AM oder EM und Digital and Computational Archaeology</text:p>
          </table:table-cell>
          <table:table-cell table:style-name="ce1" office:value-type="string" calcext:value-type="string">
            <text:p>3D Modelling and reconstruction in Archaeology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3D_modelling_and_reconstructio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3D-Modellierung, Software und Tools, 3D-Scan, Digitale Datenauswertung, Digital Humanities, 3D, Space Syntax, R, Spatial Analysis, GIS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60188&amp;pSpracheNr=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 und Digital and Computational Archaeology im SM3</text:p>
          </table:table-cell>
          <table:table-cell table:style-name="ce1" office:value-type="string" calcext:value-type="string">
            <text:p>Theorien und aktuelle Forschungen in der Archäoinformatik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aktuelle_forschung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3D-Modellierung, Software und Tools, Online-Ressourcen, Visualisierung, Bildbearbeitung, Digital Humanities, Digitale Ressourcen, 3D</text:p>
          </table:table-cell>
          <table:table-cell table:style-name="ce1" office:value-type="string" calcext:value-type="string">
            <text:p>Hageneuer, Sebastian und Hiseni, Valentina</text:p>
          </table:table-cell>
          <table:table-cell table:style-name="ce1" office:value-type="string" calcext:value-type="string">
            <text:p>https://klips2.uni-koeln.de/co/pl/ui/$ctx;design=pl;header=max;lang=DE/wbLv.wbShowLVDetail?pStpSpNr=459201</text:p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logie EM; Archäoinformatik AM; Digital and Computational Archaeology AM</text:p>
          </table:table-cell>
          <table:table-cell table:style-name="ce1" office:value-type="string" calcext:value-type="string">
            <text:p>That belongs in a museum! Creating Archaeogames from idea to release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archaeogaming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3D-Modellierung, Software und Tools, 3D-Scan, Digitale Datenauswertung, Digital Humanities, 3D, Space Syntax, R, Spatial Analysis, GIS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80028&amp;pSpracheNr=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 und Digital and Computational Archaeology im SM3</text:p>
          </table:table-cell>
          <table:table-cell table:style-name="ce1" office:value-type="string" calcext:value-type="string">
            <text:p>Theories and current research in Computational Archaeology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current_research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Prozedurales Modellieren, Parametrisches Modellieren, Regelbasiertes Modellieren, Software und Tools, Digitale Datenauswertung, Architekturanalyse, Shape grammar, Analytical grammars, Spatial Analysis, Dig. Methoden &amp; Theorien</text:p>
          </table:table-cell>
          <table:table-cell table:style-name="ce1" office:value-type="string" calcext:value-type="string">
            <text:p>Wutte, Anja</text:p>
          </table:table-cell>
          <table:table-cell table:style-name="ce1" office:value-type="string" calcext:value-type="string">
            <text:p>https://klips2.uni-koeln.de/co/pl/ui/$ctx;design=pl;header=max;lang=DE/wbLv.wbShowLVDetail?pStpSpNr=480030&amp;pSpracheNr=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, AM und EM und Digital and Computational Archaeology</text:p>
          </table:table-cell>
          <table:table-cell table:style-name="ce1" office:value-type="string" calcext:value-type="string">
            <text:p>Procedural Modelling of Archaeological Heritage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procedural_modelling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Software und Tools, Metadaten, Datenpräsentation, Digitale Datenauswertung, Datenbanken, Digitale Dokumentation, Digitale Ressourcen, Web-Kartierung, GIS, Programmierung, Datenmanagement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57515&amp;pSpracheNr=1</text:p>
          </table:table-cell>
          <table:table-cell table:style-name="ce1" office:value-type="string" calcext:value-type="string">
            <text:p>S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logie BA</text:p>
          </table:table-cell>
          <table:table-cell table:style-name="ce1" office:value-type="string" calcext:value-type="string">
            <text:p>Relational and Spatial Databases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relational_and_spatial_databases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Software und Tools, Statistik, Datenpräsentation, Digitale Datenauswertung, 3D, Space Syntax, Visualisierung, R, Spatial Analysis, Programmierung, GIS, Datenmanagement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60162&amp;pSpracheNr=1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, AM oder EM und Digital and Computational Archaeology</text:p>
          </table:table-cell>
          <table:table-cell table:style-name="ce1" office:value-type="string" calcext:value-type="string">
            <text:p>Spatial analysis of landscape and urban environment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spatial_analysis_lv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zu Köln</text:p>
          </table:table-cell>
          <table:table-cell table:style-name="ce1" office:value-type="string" calcext:value-type="string">
            <text:p>PhD, Software und Tools, Statistik, Datenpräsentation, Digitale Datenauswertung, 3D, Space Syntax, Visualisierung, R, Spatial Analysis, Programmierung, GIS, Datenmanagement, Dig. Methoden &amp; Theorien</text:p>
          </table:table-cell>
          <table:table-cell table:style-name="ce1" office:value-type="string" calcext:value-type="string">
            <text:p>Paliou, Eleftheria</text:p>
          </table:table-cell>
          <table:table-cell table:style-name="ce1" office:value-type="string" calcext:value-type="string">
            <text:p>https://klips2.uni-koeln.de/co/pl/ui/$ctx;design=pl;header=max;lang=DE/wbLv.wbShowLVDetail?pStpSpNr=460310&amp;pSpracheNr=1</text:p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Köln</text:p>
          </table:table-cell>
          <table:table-cell table:style-name="ce1" office:value-type="string" calcext:value-type="string">
            <text:p>Archäoinformatik SM, AM oder EM und Digital and Computational Archaeology</text:p>
          </table:table-cell>
          <table:table-cell table:style-name="ce1" office:value-type="string" calcext:value-type="string">
            <text:p>Spatial analysis of landscape and urban environment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koeln_spatial_analys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Johannes Gutenberg-Universität Mainz</text:p>
          </table:table-cell>
          <table:table-cell table:style-name="ce1" office:value-type="string" calcext:value-type="string">
            <text:p>3D-Modellierung, Software und Tools, Online-Ressourcen, Internet, Visualisierung, Bildbearbeitung, Digitale Dokumentation, Dig. Methoden &amp; Theorien, Fotografie, Digital Humanities, Digitale Ressourcen, 3D, Archivierung, Metadaten, Datenbanken, Digitale Datenauswertung, Digitalisierung</text:p>
          </table:table-cell>
          <table:table-cell table:style-name="ce1" office:value-type="string" calcext:value-type="string">
            <text:p>Busch, Alexandra </text:p>
          </table:table-cell>
          <table:table-cell table:style-name="ce1" office:value-type="string" calcext:value-type="string">
            <text:p>https://jogustine.uni-mainz.de/scripts/mgrqispi.dll?APPNAME=CampusNet&amp;PRGNAME=COURSEDETAILS&amp;ARGUMENTS=-N000000000000001,-N001269,-N0,-N388932794546117,-N388932794531118,-N0,-N0,-N0</text:p>
          </table:table-cell>
          <table:table-cell table:style-name="ce1" office:value-type="string" calcext:value-type="string">
            <text:p>Praktikum</text:p>
          </table:table-cell>
          <table:table-cell table:style-name="ce1" office:value-type="string" calcext:value-type="string">
            <text:p>Mainz</text:p>
          </table:table-cell>
          <table:table-cell table:style-name="ce1" office:value-type="string" calcext:value-type="string">
            <text:p>Archäologie</text:p>
          </table:table-cell>
          <table:table-cell table:style-name="ce1" office:value-type="string" calcext:value-type="string">
            <text:p>Konzeption einer Pop-Up-Ausstellung zum Profilbereich 40.000 Jahre menschliche Herausforderungen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ainz_konzeptioneinerpopupausstellungzumprofilbereich40.000jahremenschlicheherausforderungen_pr.md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Philipps-Universität Marburg</text:p>
          </table:table-cell>
          <table:table-cell table:style-name="ce3" office:value-type="string" calcext:value-type="string">
            <text:p>Visualisierung, GIS, Bildbearbeitung, 3D Scan, Digitale Dokumentation, Dig. Methoden &amp; Theorien, Digital Humanities, Digitale Ressourcen, 3D, Digitalisierung, Photogrammetrie</text:p>
          </table:table-cell>
          <table:table-cell table:style-name="ce3" office:value-type="string" calcext:value-type="string">
            <text:p>Teichner, felix</text:p>
          </table:table-cell>
          <table:table-cell table:style-name="ce3" office:value-type="string" calcext:value-type="string">
            <text:p>https://marvin.uni-marburg.de/qisserver/pages/cm/exa/coursecatalog/showCourseCatalog.xhtml?_flowId=showCourseCatalog-flow&amp;_flowExecutionKey=e1s2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Marburg</text:p>
          </table:table-cell>
          <table:table-cell table:style-name="ce3" office:value-type="string" calcext:value-type="string">
            <text:p>Prähistorische Archäologie / Geoarchäologie</text:p>
          </table:table-cell>
          <table:table-cell table:style-name="ce3" office:value-type="string" calcext:value-type="string">
            <text:p>Medieval castles, monesteries and villages in Hesse (Germany)</text:p>
          </table:table-cell>
          <table:table-cell table:style-name="ce3" office:value-type="string" calcext:value-type="string">
            <text:p>BA, MA, PHD</text:p>
          </table:table-cell>
          <table:table-cell table:style-name="ce3" office:value-type="string" calcext:value-type="string">
            <text:p>SoSe 2024</text:p>
          </table:table-cell>
          <table:table-cell table:style-name="ce3" office:value-type="string" calcext:value-type="string">
            <text:p>Marburg_Medieval_castles_ps.md</text:p>
          </table:table-cell>
          <table:table-cell table:style-name="ce4" table:number-columns-repeated="2"/>
          <table:table-cell/>
          <table:table-cell table:style-name="ce4" table:number-columns-repeated="16370"/>
        </table:table-row>
        <table:table-row table:style-name="ro1">
          <table:table-cell table:style-name="ce1" office:value-type="string" calcext:value-type="string">
            <text:p>Philipps-Universität </text:p>
          </table:table-cell>
          <table:table-cell table:style-name="ce1" office:value-type="string" calcext:value-type="string">
            <text:p>3D-Modellierung, Programmetrie, Visualisierung, GIS, Bildbearbeitung, 3D Scan, Digitale Dokumentation, 3D, Digitalisierung</text:p>
          </table:table-cell>
          <table:table-cell table:style-name="ce1" office:value-type="string" calcext:value-type="string">
            <text:p>Teichner, Prof. Dr. Felix</text:p>
          </table:table-cell>
          <table:table-cell table:style-name="ce1" office:value-type="string" calcext:value-type="string">
            <text:p><text:s/>https://marvin.uni-marburg.de:443/qisserver/pages/startFlow.xhtml?_flowId=detailView-flow&amp;unitId=86443&amp;periodId=4137&amp;navigationPosition=studiesOffered,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Marburg</text:p>
          </table:table-cell>
          <table:table-cell table:style-name="ce1" office:value-type="string" calcext:value-type="string">
            <text:p>B.A. Archäologische Wissenschaften</text:p>
          </table:table-cell>
          <table:table-cell table:style-name="ce1" office:value-type="string" calcext:value-type="string">
            <text:p>Mittelalterliche Burgen, Klöster und Dorfwüstungen in Hessen aus archäologischer Sicht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arburg_mittelalterlicheBurg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Münster – Abteilung für Ur- und Frühgeschichtliche Archäologie</text:p>
          </table:table-cell>
          <table:table-cell table:style-name="ce1" office:value-type="string" calcext:value-type="string">
            <text:p>Digitale Datenauswertung</text:p>
          </table:table-cell>
          <table:table-cell table:style-name="ce1" office:value-type="string" calcext:value-type="string">
            <text:p>Kersting, Christine</text:p>
          </table:table-cell>
          <table:table-cell table:style-name="ce1" office:value-type="string" calcext:value-type="string">
            <text:p>https://www.uni-muenster.de/UrFruehGeschichte/studieren/lehrangebot_der_abteilung.html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ster</text:p>
          </table:table-cell>
          <table:table-cell table:style-name="ce1" office:value-type="string" calcext:value-type="string">
            <text:p>Ur- und Frühgeschichte</text:p>
          </table:table-cell>
          <table:table-cell table:style-name="ce1" office:value-type="string" calcext:value-type="string">
            <text:p>Einführung in die Arbeit mit Geografischen Informationssystemen für Studierende des Studienganges AGL</text:p>
          </table:table-cell>
          <table:table-cell table:style-name="ce1"/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uenster_einfuehrungindiearbeitmitg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Münster</text:p>
          </table:table-cell>
          <table:table-cell table:style-name="ce1" office:value-type="string" calcext:value-type="string">
            <text:p>Online-Ressourcen, Internet, Visualisierung, Digitale Dokumentation, Dig. Methoden &amp; Theorien, Digitale Ressourcen, Datenbanken, Digitalisierung</text:p>
          </table:table-cell>
          <table:table-cell table:style-name="ce1" office:value-type="string" calcext:value-type="string">
            <text:p>Martin, Katharina</text:p>
          </table:table-cell>
          <table:table-cell table:style-name="ce1" office:value-type="string" calcext:value-type="string">
            <text:p>https://studium.uni-muenster.de/qisserver/rds?state=verpublish&amp;status=init&amp;vmfile=no&amp;publishid=409276&amp;moduleCall=webInfo&amp;publishConfFile=webInfo&amp;publishSubDir=veranstaltung 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ster</text:p>
          </table:table-cell>
          <table:table-cell table:style-name="ce1" office:value-type="string" calcext:value-type="string">
            <text:p>Master / Klassische und Christliche Archäologie</text:p>
          </table:table-cell>
          <table:table-cell table:style-name="ce1" office:value-type="string" calcext:value-type="string">
            <text:p>Münzprägung in Kleinasie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uenster_muenzpraegunginkleinasien_ue_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Münster – Abteilung für Ur- und Frühgeschichtliche Archäologie</text:p>
          </table:table-cell>
          <table:table-cell table:style-name="ce1"/>
          <table:table-cell table:style-name="ce1" office:value-type="string" calcext:value-type="string">
            <text:p>Siegmund, Frank</text:p>
          </table:table-cell>
          <table:table-cell table:style-name="ce1" office:value-type="string" calcext:value-type="string">
            <text:p>https://www.uni-muenster.de/UrFruehGeschichte/studieren/lehrangebot_der_abteilung.html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Münster</text:p>
          </table:table-cell>
          <table:table-cell table:style-name="ce1" office:value-type="string" calcext:value-type="string">
            <text:p>Ur- und Frühgeschichte</text:p>
          </table:table-cell>
          <table:table-cell table:style-name="ce1" office:value-type="string" calcext:value-type="string">
            <text:p>Theorie und Anwendung statistischer Methoden zur Gräberfeld- und Siedlungsanalyse</text:p>
          </table:table-cell>
          <table:table-cell table:style-name="ce1"/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uenster_theorieundanwendungstatistischermethoden_s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MU </text:p>
          </table:table-cell>
          <table:table-cell table:style-name="ce1" office:value-type="string" calcext:value-type="string">
            <text:p>Software und Tools, Datenbanken, Digitale Datenauswertung, Digitalisierung, Digital Humanities</text:p>
          </table:table-cell>
          <table:table-cell table:style-name="ce1" office:value-type="string" calcext:value-type="string">
            <text:p>Dr. Simone Mühl</text:p>
          </table:table-cell>
          <table:table-cell table:style-name="ce1" office:value-type="string" calcext:value-type="string">
            <text:p>https://www.vorderas-archaeologie.uni-muenchen.de/studium_lehre/lvs_vaa-sose2024/index.html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(Vorderasiatische) Archäologie</text:p>
          </table:table-cell>
          <table:table-cell table:style-name="ce1" office:value-type="string" calcext:value-type="string">
            <text:p>Wiedererstehendes Kar-Tukulti-Ninurta. Wie Archive durch digitalisierung zum Leben erweckt werden.</text:p>
          </table:table-cell>
          <table:table-cell table:style-name="ce1"/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digitalisierungarchive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Software und Tools, Online-Ressourcen, Internet, Visualisierung, Digitale Dokumentation, Dig. Methoden &amp; Theorien, Digital Humanities, Digitale Ressourcen, Archivierung, Metadaten, Datenbanken, Digitale Datenauswertung, Digitalisierung</text:p>
          </table:table-cell>
          <table:table-cell table:style-name="ce1" office:value-type="string" calcext:value-type="string">
            <text:p>Sartini, Bruno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8140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Bachelor Archäologie</text:p>
          </table:table-cell>
          <table:table-cell table:style-name="ce1" office:value-type="string" calcext:value-type="string">
            <text:p>Heritage and the machine: introduction to knowledge representation and extractio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heritageandthemachine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Ã€t München</text:p>
          </table:table-cell>
          <table:table-cell table:style-name="ce1" office:value-type="string" calcext:value-type="string">
            <text:p>Software und Tools, Spatial Analysis, Online-Ressourcen, Internet, Visualisierung, Bildbearbeitung, Dig. Methoden &amp; Theorien, Digital Humanities, Digitale Ressourcen, Metadaten, Datenbanken, Digitale Datenauswertung</text:p>
          </table:table-cell>
          <table:table-cell table:style-name="ce1" office:value-type="string" calcext:value-type="string">
            <text:p>Massy, Ken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2103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Vor- und Frühgeschichtliche Archäologie</text:p>
          </table:table-cell>
          <table:table-cell table:style-name="ce1" office:value-type="string" calcext:value-type="string">
            <text:p>Karten, Graphiken und Data Visualization in der Archäologie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karten_graphiken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Software und Tools, Visualisierung, Bildbearbeitung, 3D Scan, Digitale Dokumentation, Fotografie, 3D, Datenbanken, Digitalisierung</text:p>
          </table:table-cell>
          <table:table-cell table:style-name="ce1" office:value-type="string" calcext:value-type="string">
            <text:p>Franke, Robin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1568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Vor- und Frühgeschichtliche Archäologie</text:p>
          </table:table-cell>
          <table:table-cell table:style-name="ce1" office:value-type="string" calcext:value-type="string">
            <text:p>Digitale Keramikaufnahme mit dem Laser-Aided-Profiler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laser_aided_profiler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3D-Modellierung, Software und Tools, Spatial Analysis, Visualisierung, 3D Scan, Digitale Dokumentation, Dig. Methoden &amp; Theorien, Digitale Ressourcen, 3D, Metadaten, Digitale Datenauswertung, Digitalisierung</text:p>
          </table:table-cell>
          <table:table-cell table:style-name="ce1" office:value-type="string" calcext:value-type="string">
            <text:p>Lercari, Nicola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8137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Bachelor Archäologie</text:p>
          </table:table-cell>
          <table:table-cell table:style-name="ce1" office:value-type="string" calcext:value-type="string">
            <text:p>Laser Scanning &amp; Mapping for Cultural Heritage and Archaeology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laserscanningmappi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3D-Modellierung, Photogrammetrie, Software und Tools, Spatial Analysis, Online-Ressourcen, Visualisierung, GIS, 3D Scan, Digitale Dokumentation, Dig. Methoden &amp; Theorien, Fotografie, 3D, Archivierung, Metadaten, Digitale Datenauswertung, Digitalisierung</text:p>
          </table:table-cell>
          <table:table-cell table:style-name="ce1" office:value-type="string" calcext:value-type="string">
            <text:p>Calderone, Dario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8139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Bachelor Archäologie</text:p>
          </table:table-cell>
          <table:table-cell table:style-name="ce1" office:value-type="string" calcext:value-type="string">
            <text:p><text:tab/>LIDAR, Remote sensing, and GIS applications in Cultural Heritage and Archaeology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lidarremotesensingandgisapplication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MU </text:p>
          </table:table-cell>
          <table:table-cell table:style-name="ce1" office:value-type="string" calcext:value-type="string">
            <text:p>Software und Tools, GIS, Dig. Methoden &amp; Theorien, Datenbanken, Digitale Datenauswertung</text:p>
          </table:table-cell>
          <table:table-cell table:style-name="ce1" office:value-type="string" calcext:value-type="string">
            <text:p>Christoph Fink, M.A.</text:p>
          </table:table-cell>
          <table:table-cell table:style-name="ce1" office:value-type="string" calcext:value-type="string">
            <text:p>https://www.vorderas-archaeologie.uni-muenchen.de/studium_lehre/lvs_vaa-sose2024/index.html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(Vorderasiatische) Archäologie</text:p>
          </table:table-cell>
          <table:table-cell table:style-name="ce1" office:value-type="string" calcext:value-type="string">
            <text:p>Vermessung in der Archäologie: Einführung in Geograpische Informationssysteme</text:p>
          </table:table-cell>
          <table:table-cell table:style-name="ce1"/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vermessunginderarchaeologie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ät München</text:p>
          </table:table-cell>
          <table:table-cell table:style-name="ce1" office:value-type="string" calcext:value-type="string">
            <text:p>Software und Tools, Online-Ressourcen, Internet, Visualisierung, Digital Humanities, Digitale Ressourcen, Archivierung, Metadaten, Digitalisierung</text:p>
          </table:table-cell>
          <table:table-cell table:style-name="ce1" office:value-type="string" calcext:value-type="string">
            <text:p>Sartini, Bruno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8147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München</text:p>
          </table:table-cell>
          <table:table-cell table:style-name="ce1" office:value-type="string" calcext:value-type="string">
            <text:p>Bachelor Archäologie</text:p>
          </table:table-cell>
          <table:table-cell table:style-name="ce1" office:value-type="string" calcext:value-type="string">
            <text:p><text:tab/>Introduction to Web Design for Humanists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münchen_webdesignforhumanist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Ã¤t des Saarlandes</text:p>
          </table:table-cell>
          <table:table-cell table:style-name="ce1" office:value-type="string" calcext:value-type="string">
            <text:p>Software und Tools, Digital Humanities, Visualisierung, Dig. Methoden &amp; Theorien, Digitale Datenauswertung</text:p>
          </table:table-cell>
          <table:table-cell table:style-name="ce1" office:value-type="string" calcext:value-type="string">
            <text:p>Fürst, Sebastian</text:p>
          </table:table-cell>
          <table:table-cell table:style-name="ce1" office:value-type="string" calcext:value-type="string">
            <text:p>https://www.lsf.uni-saarland.de/qisserver/rds?state=verpublish&amp;status=init&amp;vmfile=no&amp;publishid=149968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Vor- und Frühgeschichte</text:p>
          </table:table-cell>
          <table:table-cell table:style-name="ce1" office:value-type="string" calcext:value-type="string">
            <text:p>Einführung in die soziale Netzwerkanalyse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ücken_einführungindiesozialenetzwerkanalyse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des Saarlandes</text:p>
          </table:table-cell>
          <table:table-cell table:style-name="ce1" office:value-type="string" calcext:value-type="string">
            <text:p>GIS, Software und Tools, Visualisierung, Spatial Analysis, Dig. Methoden &amp; Theorien, Digitale Datenauswertung</text:p>
          </table:table-cell>
          <table:table-cell table:style-name="ce1" office:value-type="string" calcext:value-type="string">
            <text:p>Hornung, Sabine; Bädecker, Steve</text:p>
          </table:table-cell>
          <table:table-cell table:style-name="ce1" office:value-type="string" calcext:value-type="string">
            <text:p>https://www.lsf.uni-saarland.de/qisserver/rds?state=verpublish&amp;status=init&amp;vmfile=no&amp;publishid=149689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Vor- und Frühgeschichte</text:p>
          </table:table-cell>
          <table:table-cell table:style-name="ce1" office:value-type="string" calcext:value-type="string">
            <text:p>GIS in der Praxis: eine landschaftsarchäologische Erfassung römischer Fundstellen im Kreis St. Wendel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ücken_gisinderpraxis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Ã€t des Saarlandes</text:p>
          </table:table-cell>
          <table:table-cell table:style-name="ce1" office:value-type="string" calcext:value-type="string">
            <text:p>3D-Modellierung, 3D, Archivierung, Digital Humanities, Digitale Dokumentation, Digitalisierung, Fotografie, Metadaten, Photogrammetrie, Software und Tools, Visualisierung</text:p>
          </table:table-cell>
          <table:table-cell table:style-name="ce1" office:value-type="string" calcext:value-type="string">
            <text:p>Latzel, Lucas</text:p>
          </table:table-cell>
          <table:table-cell table:style-name="ce1" office:value-type="string" calcext:value-type="string">
            <text:p>https://www.lsf.uni-saarland.de/qisserver/rds?state=verpublish&amp;status=init&amp;vmfile=no&amp;publishid=149965&amp;moduleCall=webInfo&amp;publishConfFile=webInfo&amp;publishSubDir=veranstaltung</text:p>
          </table:table-cell>
          <table:table-cell table:style-name="ce1" office:value-type="string" calcext:value-type="string">
            <text:p>Ã?bung</text:p>
          </table:table-cell>
          <table:table-cell table:style-name="ce1" office:value-type="string" calcext:value-type="string">
            <text:p>SaarbrÃŒcken</text:p>
          </table:table-cell>
          <table:table-cell table:style-name="ce1" office:value-type="string" calcext:value-type="string">
            <text:p>Vor- und FrÃŒhgeschichte</text:p>
          </table:table-cell>
          <table:table-cell table:style-name="ce1" office:value-type="string" calcext:value-type="string">
            <text:p>Von der Zeichnung zum 3D-Modell - Digitale Rekonstruktionen in blender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ücken_vonderzeichnungzum3dmodell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des Saarlandes</text:p>
          </table:table-cell>
          <table:table-cell table:style-name="ce1" office:value-type="string" calcext:value-type="string">
            <text:p>Bildbearbeitung, Digitales Zeichnen, Digitalisierung, Digitale Dokumentation, Fotografie, Software und Tools, Visualisierung</text:p>
          </table:table-cell>
          <table:table-cell table:style-name="ce1" office:value-type="string" calcext:value-type="string">
            <text:p>Braun, Arno</text:p>
          </table:table-cell>
          <table:table-cell table:style-name="ce1" office:value-type="string" calcext:value-type="string">
            <text:p>https://www.lsf.uni-saarland.de/qisserver/rds?state=verpublish&amp;status=init&amp;vmfile=no&amp;publishid=149971&amp;moduleCall=webInfo&amp;publishConfFile=webInfo&amp;publishSubDir=veranstaltung</text:p>
          </table:table-cell>
          <table:table-cell table:style-name="ce1" office:value-type="string" calcext:value-type="string">
            <text:p>Übung, Praktikum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Vor- und Frühgeschichte</text:p>
          </table:table-cell>
          <table:table-cell table:style-name="ce1" office:value-type="string" calcext:value-type="string">
            <text:p>Zeichnen und Digitalisieren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ücken_zeichnenunddigitalisieren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des Saarlandes</text:p>
          </table:table-cell>
          <table:table-cell table:style-name="ce1" office:value-type="string" calcext:value-type="string">
            <text:p>Photogrammetrie, Software und Tools, Spatial Analysis, Visualisierung, GIS, Digitale Dokumentation, Dig. Methoden &amp; Theorien, Fotografie, 3D, Datenbanken, Digitale Datenauswertung</text:p>
          </table:table-cell>
          <table:table-cell table:style-name="ce1" office:value-type="string" calcext:value-type="string">
            <text:p>Schnorr, Nils</text:p>
          </table:table-cell>
          <table:table-cell table:style-name="ce1" office:value-type="string" calcext:value-type="string">
            <text:p>https://www.lsf.uni-saarland.de/qisserver/rds?state=verpublish&amp;status=init&amp;vmfile=no&amp;publishid=150981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Archäologie, Altertumswissenschaften </text:p>
          </table:table-cell>
          <table:table-cell table:style-name="ce1" office:value-type="string" calcext:value-type="string">
            <text:p>Digitale Fernerkundung - Computational Photography Teil 2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uecken_fernerkundung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des Saarlandes</text:p>
          </table:table-cell>
          <table:table-cell table:style-name="ce1" office:value-type="string" calcext:value-type="string">
            <text:p>3D-Modellierung, Software und Tools, Visualisierung, Digitale Dokumentation, Dig. Methoden &amp; Theorien, Digital Humanities, Digitale Ressourcen, 3D, Metadaten, Digitalisierung</text:p>
          </table:table-cell>
          <table:table-cell table:style-name="ce1" office:value-type="string" calcext:value-type="string">
            <text:p>Schnorr, Nils</text:p>
          </table:table-cell>
          <table:table-cell table:style-name="ce1" office:value-type="string" calcext:value-type="string">
            <text:p>https://www.lsf.uni-saarland.de/qisserver/rds?state=verpublish&amp;status=init&amp;vmfile=no&amp;publishid=149528&amp;moduleCall=webInfo&amp;publishConfFile=webInfo&amp;publishSubDir=veranstaltung</text:p>
          </table:table-cell>
          <table:table-cell table:style-name="ce1" office:value-type="string" calcext:value-type="string">
            <text:p>Übung</text:p>
          </table:table-cell>
          <table:table-cell table:style-name="ce1" office:value-type="string" calcext:value-type="string">
            <text:p>Saarbrücken</text:p>
          </table:table-cell>
          <table:table-cell table:style-name="ce1" office:value-type="string" calcext:value-type="string">
            <text:p>Archäologie, Altertumswissenschaften </text:p>
          </table:table-cell>
          <table:table-cell table:style-name="ce1" office:value-type="string" calcext:value-type="string">
            <text:p>Vom Foto zum Modell - Photogrammetrie für Fortgeschrittene (Kurs 2)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saarbruecken_photogrammetrie2_ue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dwig-Maximilians-UniversitÃ€t MÃŒnchen, TU Dresden, TU Chemnitz</text:p>
          </table:table-cell>
          <table:table-cell table:style-name="ce1" office:value-type="string" calcext:value-type="string">
            <text:p>Software und Tools, Online-Ressourcen, Dig. Methoden &amp; Theorien, Digital Humanities, Digitale Ressourcen, 3D, Metadaten</text:p>
          </table:table-cell>
          <table:table-cell table:style-name="ce1" office:value-type="string" calcext:value-type="string">
            <text:p>Stockhammer, Philipp; Fichte, Anna-Lisa; Herrmann, Mathias; Nebelin, Marian; Reimer, Martin</text:p>
          </table:table-cell>
          <table:table-cell table:style-name="ce1" office:value-type="string" calcext:value-type="string">
            <text:p>https://lsf.verwaltung.uni-muenchen.de/qisserver/rds?state=verpublish&amp;status=init&amp;vmfile=no&amp;publishid=1029478&amp;moduleCall=webInfo&amp;publishConfFile=webInfo&amp;publishSubDir=veranstaltung</text:p>
          </table:table-cell>
          <table:table-cell table:style-name="ce1" office:value-type="string" calcext:value-type="string">
            <text:p>Ã?bung</text:p>
          </table:table-cell>
          <table:table-cell table:style-name="ce1" office:value-type="string" calcext:value-type="string">
            <text:p>MÃŒnchen</text:p>
          </table:table-cell>
          <table:table-cell table:style-name="ce1" office:value-type="string" calcext:value-type="string">
            <text:p>Vor- und FrÃŒhgeschichtliche ArchÃ€ologie</text:p>
          </table:table-cell>
          <table:table-cell table:style-name="ce1" office:value-type="string" calcext:value-type="string">
            <text:p>Antike Frauen im Computerspiel: Theoretische AnsÃ€tze, praktische Umsetzungen</text:p>
          </table:table-cell>
          <table:table-cell table:style-name="ce1" office:value-type="string" calcext:value-type="string">
            <text:p>B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template-lehrveranstaltung LMU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IT-Gruppe Geisteswissenschaften (ITG; https://www.itg.lmu.de), Ludwig-Maximilians-UniversitÃ€t MÃŒnchen (LMU) (ROR 05591te55)</text:p>
          </table:table-cell>
          <table:table-cell table:style-name="ce1" office:value-type="string" calcext:value-type="string">
            <text:p>Software und Tools, Visualisierung, GIS, Dig. Methoden &amp; Theorien, Digital Humanities, Digitale Ressourcen, Datenbanken, Digitale Datenauswertung, Digitalisierung</text:p>
          </table:table-cell>
          <table:table-cell table:style-name="ce1" office:value-type="string" calcext:value-type="string">
            <text:p>KÃ¶b, Ingrun; LÃŒcke, Stephan (ORCID 0000-0002-5853-1918)</text:p>
          </table:table-cell>
          <table:table-cell table:style-name="ce1" office:value-type="string" calcext:value-type="string">
            <text:p>https://lsf.verwaltung.uni-muenchen.de/qisserver/rds?state=verpublish&amp;status=init&amp;vmfile=no&amp;moduleCall=webInfo&amp;publishConfFile=webInfo&amp;publishSubDir=veranstaltung&amp;veranstaltung.veranstid=1015738</text:p>
          </table:table-cell>
          <table:table-cell table:style-name="ce1" office:value-type="string" calcext:value-type="string">
            <text:p>Wissenschaftliche Ãbung</text:p>
          </table:table-cell>
          <table:table-cell table:style-name="ce1" office:value-type="string" calcext:value-type="string">
            <text:p>MÃŒnchen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Georeferenzierung und Kartierung am Beispiel des antiken Pompeji</text:p>
          </table:table-cell>
          <table:table-cell table:style-name="ce1" office:value-type="string" calcext:value-type="string">
            <text:p>BA, MA, PHD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template-lehrveranstaltung.md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Universität Würzburg, Universität Heidelberg</text:p>
          </table:table-cell>
          <table:table-cell table:style-name="ce1" office:value-type="string" calcext:value-type="string">
            <text:p>Software und Tools, Spatial Analysis, Digital Humanities, Digitale Ressourcen, Digitale Datenauswertung, Digitalisierung, HTR</text:p>
          </table:table-cell>
          <table:table-cell table:style-name="ce1" office:value-type="string" calcext:value-type="string">
            <text:p>Essler, Holger; Ast, Rodney</text:p>
          </table:table-cell>
          <table:table-cell table:style-name="ce1" office:value-type="string" calcext:value-type="string">
            <text:p>https://wuestudy.zv.uni-wuerzburg.de:443/qisserver/pages/startFlow.xhtml?_flowId=detailView-flow&amp;unitId=173984&amp;periodId=292&amp;navigationPosition=studiesOffered,searchCourses</text:p>
          </table:table-cell>
          <table:table-cell table:style-name="ce1" office:value-type="string" calcext:value-type="string">
            <text:p>Seminar</text:p>
          </table:table-cell>
          <table:table-cell table:style-name="ce1" office:value-type="string" calcext:value-type="string">
            <text:p>Würzburg, Heidelberg</text:p>
          </table:table-cell>
          <table:table-cell table:style-name="ce1" office:value-type="string" calcext:value-type="string">
            <text:p>Digital Humanities, Papyrologie</text:p>
          </table:table-cell>
          <table:table-cell table:style-name="ce1" office:value-type="string" calcext:value-type="string">
            <text:p>Digitale Objekte </text:p>
          </table:table-cell>
          <table:table-cell table:style-name="ce1" office:value-type="string" calcext:value-type="string">
            <text:p>BA, MA</text:p>
          </table:table-cell>
          <table:table-cell table:style-name="ce1" office:value-type="string" calcext:value-type="string">
            <text:p>SoSe 2024</text:p>
          </table:table-cell>
          <table:table-cell table:style-name="ce1" office:value-type="string" calcext:value-type="string">
            <text:p>wuerzburg_digitaleobjekte_se.md</text:p>
          </table:table-cell>
          <table:table-cell table:number-columns-repeated="16373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.00.0000</text:date>, <text:time style:data-style-name="N2" text:time-value="22:27:40.0366466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TJL</meta:initial-creator>
    <meta:creation-date>2016-08-18T13:39:56Z</meta:creation-date>
    <dc:date>2025-10-21T22:28:08.645408903</dc:date>
    <meta:editing-duration>PT3M13S</meta:editing-duration>
    <meta:editing-cycles>2</meta:editing-cycles>
    <meta:document-statistic meta:table-count="1" meta:cell-count="609" meta:object-count="0"/>
  </office:meta>
</office:document-meta>
</file>